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  <style:text-properties officeooo:paragraph-rsid="003ca7c3"/>
    </style:style>
    <style:style style:name="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3b1203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0pt" fo:font-style="italic" officeooo:rsid="00344f26" officeooo:paragraph-rsid="0032f633" style:font-size-asian="10pt" style:font-style-asian="italic" style:font-style-complex="italic" style:font-weight-complex="bold"/>
    </style:style>
    <style:style style:name="P4" style:family="paragraph" style:parent-style-name="Heading_20_1" style:master-page-name="MP0">
      <style:paragraph-properties fo:text-align="justify" style:justify-single-word="false" style:page-number="auto" fo:break-before="page">
        <style:tab-stops>
          <style:tab-stop style:position="7.5cm" style:type="center"/>
          <style:tab-stop style:position="13.561cm"/>
        </style:tab-stops>
      </style:paragraph-properties>
      <style:text-properties officeooo:rsid="0038253f" officeooo:paragraph-rsid="003b1203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rebuchet MS" fo:font-size="10pt" officeooo:rsid="0038aa99" officeooo:paragraph-rsid="0038aa99" style:font-size-asian="10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rebuchet MS" fo:font-size="10pt" officeooo:rsid="003e9237" officeooo:paragraph-rsid="00425387" style:font-size-asian="10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rebuchet MS" fo:font-size="10pt" officeooo:rsid="003f6e09" officeooo:paragraph-rsid="003f6e09" style:font-size-asian="10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rebuchet MS" fo:font-size="10pt" officeooo:rsid="0036af2e" officeooo:paragraph-rsid="0036af2e" style:font-size-asian="10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rebuchet MS" fo:font-size="10pt" officeooo:rsid="00298156" officeooo:paragraph-rsid="0017e243" style:font-size-asian="10pt" style:font-weight-complex="bold"/>
    </style:style>
    <style:style style:name="P10" style:family="paragraph">
      <loext:graphic-properties draw:fill="none"/>
    </style:style>
    <style:style style:name="T1" style:family="text">
      <style:text-properties officeooo:rsid="003ca7c3"/>
    </style:style>
    <style:style style:name="T2" style:family="text">
      <style:text-properties officeooo:rsid="003e1735"/>
    </style:style>
    <style:style style:name="T3" style:family="text">
      <style:text-properties officeooo:rsid="003e56cd"/>
    </style:style>
    <style:style style:name="T4" style:family="text">
      <style:text-properties officeooo:rsid="003e9237"/>
    </style:style>
    <style:style style:name="T5" style:family="text">
      <style:text-properties officeooo:rsid="003f6e09"/>
    </style:style>
    <style:style style:name="T6" style:family="text">
      <style:text-properties officeooo:rsid="004075c8"/>
    </style:style>
    <style:style style:name="T7" style:family="text">
      <style:text-properties officeooo:rsid="00425387"/>
    </style:style>
    <style:style style:name="T8" style:family="text">
      <style:text-properties officeooo:rsid="0043021a"/>
    </style:style>
    <style:style style:name="T9" style:family="text"/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NOME: <text:span text:style-name="T6">Óscar torres rodríguez</text:span><text:tab/><text:tab/><text:span text:style-name="T1">DATA</text:span>: <text:span text:style-name="T6">29/09/2021</text:span></text:h>
      <text:list xml:id="list2726915028" text:style-name="L1">
        <text:list-item>
          <text:p text:style-name="P5">Conv<text:span text:style-name="T1">ir</text:span>t<text:span text:style-name="T1">e</text:span> a decimal <text:span text:style-name="T1">o</text:span> s<text:span text:style-name="T1">eg</text:span>uinte números en octal: <text:span text:style-name="T8">3</text:span></text:p>
          <text:list>
            <text:list-item>
              <text:p text:style-name="P5">10 = <text:span text:style-name="T2">8</text:span></text:p>
            </text:list-item>
            <text:list-item>
              <text:p text:style-name="P5">100 = <text:span text:style-name="T2">64</text:span></text:p>
            </text:list-item>
            <text:list-item>
              <text:p text:style-name="P5">753 = <text:span text:style-name="T2">491</text:span></text:p>
            </text:list-item>
            <text:list-item>
              <text:p text:style-name="P5">1072 = <text:span text:style-name="T3">570</text:span></text:p>
            </text:list-item>
          </text:list>
        </text:list-item>
        <text:list-item>
          <text:p text:style-name="P5">Conv<text:span text:style-name="T1">i</text:span>rt<text:span text:style-name="T1">e</text:span> a decimal os s<text:span text:style-name="T1">e</text:span>guintes números en hexadecimal: <text:span text:style-name="T8">0,75</text:span></text:p>
          <text:list>
            <text:list-item>
              <text:p text:style-name="P5">D1A = <text:span text:style-name="T3">335</text:span><text:span text:style-name="T8">4</text:span></text:p>
            </text:list-item>
            <text:list-item>
              <text:p text:style-name="P5">FEA = <text:s/><text:span text:style-name="T3">407</text:span><text:span text:style-name="T8">4</text:span></text:p>
            </text:list-item>
            <text:list-item>
              <text:p text:style-name="P5">FE0 = <text:span text:style-name="T3">mal formulado</text:span></text:p>
            </text:list-item>
            <text:list-item>
              <text:p text:style-name="P5">BEBE = <text:span text:style-name="T4"><text:s/></text:span><text:span text:style-name="T8">48830</text:span></text:p>
            </text:list-item>
          </text:list>
        </text:list-item>
        <text:list-item>
          <text:p text:style-name="P5">Escribe <text:span text:style-name="T1">o</text:span> t<text:span text:style-name="T1">e</text:span>u nome usando ASCII: <text:span text:style-name="T8">2</text:span></text:p>
          <text:p text:style-name="P6">224 + 115 + 99 + 97 + 114 <text:span text:style-name="T7">+ 32 + </text:span><text:span text:style-name="T6">84 + 111+ 114 + 114 + 101 + 115 </text:span><text:span text:style-name="T7">+ 32 + </text:span><text:span text:style-name="T6">82 + 111 + 100 + 114 + 161 + 103 + 117 + 101 + 122 </text:span><text:span text:style-name="T7">= Óscar Torres Rodríguez</text:span><text:span text:style-name="T5"> </text:span></text:p>
        </text:list-item>
        <text:list-item>
          <text:p text:style-name="P5">Escribe <text:span text:style-name="T1">a túa data de nascemento</text:span> usando BCD:<text:span text:style-name="T8">1,5</text:span></text:p>
          <text:p text:style-name="P7">09/06/2002 = 1001/0110/10000000000010</text:p>
          <text:p text:style-name="P7"/>
          <text:p text:style-name="P8"/>
        </text:list-item>
      </text:list>
      <text:p text:style-name="P3"/>
      <text:list xml:id="list102626885547495" text:continue-numbering="true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353cm" style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3494ba" draw:opacity="100%"/>
      <style:paragraph-properties fo:margin-top="0.423cm" fo:margin-bottom="0.353cm" style:contextual-spacing="false" fo:orphans="2" fo:widows="2" fo:hyphenation-ladder-count="no-limit" fo:background-color="#3494ba" fo:padding="0cm" fo:border="3pt solid #3494ba" style:shadow="none"/>
      <style:text-properties fo:text-transform="uppercase" fo:color="#ffffff" loext:opacity="100%" fo:letter-spacing="0.026cm" style:font-size-complex="11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d4eaf3" draw:opacity="100%"/>
      <style:paragraph-properties fo:margin-top="0cm" fo:margin-bottom="0cm" style:contextual-spacing="false" fo:hyphenation-ladder-count="no-limit" fo:background-color="#d4eaf3" fo:padding="0cm" fo:border="3pt solid #d4eaf3" style:shadow="none"/>
      <style:text-properties fo:text-transform="uppercase" fo:letter-spacing="0.026cm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3494ba" fo:border-bottom="none" style:shadow="none"/>
      <style:text-properties fo:text-transform="uppercase" fo:color="#1a495c" loext:opacity="100%" fo:letter-spacing="0.026cm" fo:hyphenate="false" loext:hyphenation-no-caps="false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hyphenation-ladder-count="no-limit"/>
      <style:text-properties fo:font-size="10pt" fo:font-weight="bold" style:font-size-asian="10pt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3494ba" style:shadow="none"/>
      <style:text-properties fo:text-transform="uppercase" fo:color="#276e8b" loext:opacity="100%" fo:letter-spacing="0.018cm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3494ba" style:shadow="none"/>
      <style:text-properties fo:text-transform="uppercase" fo:color="#276e8b" loext:opacity="100%" fo:letter-spacing="0.018cm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76e8b" loext:opacity="100%" fo:letter-spacing="0.018cm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hyphenation-ladder-count="no-limit"/>
      <style:text-properties fo:color="#276e8b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Puesto" style:family="paragraph" style:parent-style-name="Standard" style:next-style-name="Standard">
      <style:paragraph-properties fo:margin-top="0cm" fo:margin-bottom="0cm" style:contextual-spacing="false" fo:hyphenation-ladder-count="no-limit"/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size-asian="26pt" style:font-size-complex="26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494ba" loext:opacity="100%" fo:font-size="12pt" style:font-size-asian="12pt" style:font-size-complex="12pt" fo:hyphenate="false" loext:hyphenation-no-caps="false"/>
    </style:style>
    <style:style style:name="Título_20_de_20_TDC" style:display-name="Título de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26cm" fo:background-color="#3494ba" style:font-size-asian="11pt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26cm" fo:background-color="#d4eaf3"/>
    </style:style>
    <style:style style:name="Título_20_3_20_Car" style:display-name="Título 3 Car" style:family="text" style:parent-style-name="Fuente_20_de_20_párrafo_20_predeter.">
      <style:text-properties fo:text-transform="uppercase" fo:color="#1a495c" loext:opacity="100%" fo:letter-spacing="0.026cm"/>
    </style:style>
    <style:style style:name="Título_20_4_20_Car" style:display-name="Título 4 Car" style:family="text" style:parent-style-name="Fuente_20_de_20_párrafo_20_predeter.">
      <style:text-properties fo:text-transform="uppercase" fo:color="#1a495c" loext:opacity="100%" style:font-name="Trebuchet MS" fo:font-family="'Trebuchet MS'" style:font-family-generic="swiss" style:font-pitch="variable" fo:letter-spacing="0.026cm" fo:font-weight="bold" style:font-name-asian="Times New Roman" style:font-family-asian="'Times New Roman'" style:font-family-generic-asian="roman" style:font-pitch-asian="variable" style:font-weight-asian="bold" style:font-name-complex="Calibri" style:font-family-complex="Calibri" style:font-family-generic-complex="swiss" style:font-pitch-complex="variable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fo:letter-spacing="0.018cm"/>
    </style:style>
    <style:style style:name="Título_20_6_20_Car" style:display-name="Título 6 Car" style:family="text" style:parent-style-name="Fuente_20_de_20_párrafo_20_predeter.">
      <style:text-properties fo:text-transform="uppercase" fo:color="#276e8b" loext:opacity="100%" fo:letter-spacing="0.018cm"/>
    </style:style>
    <style:style style:name="Título_20_7_20_Car" style:display-name="Título 7 Car" style:family="text" style:parent-style-name="Fuente_20_de_20_párrafo_20_predeter.">
      <style:text-properties fo:text-transform="uppercase" fo:color="#276e8b" loext:opacity="100%" fo:letter-spacing="0.018cm"/>
    </style:style>
    <style:style style:name="Título_20_8_20_Car" style:display-name="Título 8 Car" style:family="text" style:parent-style-name="Fuente_20_de_20_párrafo_20_predeter.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Fuente_20_de_20_párrafo_20_predeter.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Puesto_20_Car" style:display-name="Puesto Car" style:family="text" style:parent-style-name="Fuente_20_de_20_párrafo_20_predeter."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Segoe UI" style:font-family-asian="'Segoe UI'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Subtítulo_20_Car" style:display-name="Subtítulo Car" style:family="text" style:parent-style-name="Fuente_20_de_20_párrafo_20_predeter.">
      <style:text-properties fo:text-transform="uppercase" fo:color="#595959" loext:opacity="100%" fo:font-size="10.5pt" fo:letter-spacing="0.018cm" style:font-size-asian="10.5pt" style:font-size-complex="10.5pt"/>
    </style:style>
    <style:style style:name="Texto_20_en_20_negrita" style:display-name="Texto en negrita" style:family="text">
      <style:text-properties fo:font-weight="bold" style:font-weight-asian="bold" style:font-weight-complex="bold"/>
    </style:style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Cita_20_Car" style:display-name="Cit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Fuente_20_de_20_párrafo_20_predeter.">
      <style:text-properties fo:color="#3494ba" loext:opacity="100%" fo:font-size="12pt" style:font-size-asian="12pt" style:font-size-complex="12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>
      <style:text-properties fo:text-transform="uppercase" fo:color="#1a495c" loext:opacity="100%" fo:letter-spacing="0.018cm" fo:font-weight="bold" style:font-weight-asian="bold" style:font-weight-complex="bold"/>
    </style:style>
    <style:style style:name="Referencia_20_sutil" style:display-name="Referencia sutil" style:family="text">
      <style:text-properties fo:color="#3494ba" loext:opacity="100%" fo:font-weight="bold" style:font-weight-asian="bold" style:font-weight-complex="bold"/>
    </style:style>
    <style:style style:name="Referencia_20_intensa" style:display-name="Referencia intensa" style:family="text">
      <style:text-properties fo:text-transform="uppercase" fo:color="#4a7090" loext:opacity="100%" fo:font-size="8pt" fo:font-style="italic" style:font-size-asian="8pt" style:font-style-asian="italic" style:font-size-complex="8pt" style:font-style-complex="italic" style:font-weight-complex="bold"/>
    </style:style>
    <style:style style:name="Título_20_del_20_libro" style:display-name="Título del libro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fo:color="#595858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  <style:text-properties officeooo:paragraph-rsid="003ca7c3"/>
    </style:style>
    <style:style style:name="M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3b1203"/>
    </style:style>
    <style:style style:name="MP3" style:family="paragraph">
      <loext:graphic-properties draw:fill="none"/>
    </style:style>
    <style:style style:name="MT1" style:family="text"/>
    <style:style style:name="Mgr1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Énfasis_20_sutil">IES LELIADOURA <text:s text:c="178"/>1ºDAM - SI </text:span></text:p>
      </style:header>
      <style:footer>
        <text:p text:style-name="MP2"><draw:connector text:anchor-type="paragraph" draw:z-index="0" draw:name="Conector recto 1" draw:style-name="Mgr1" draw:text-style-name="MP3" draw:type="line" svg:x1="-0.644cm" svg:y1="-0.256cm" svg:x2="17.833cm" svg:y2="-0.182cm" svg:d="M-644-256l18477 74" svg:viewBox="0 0 18479 76"><text:p/></draw:connector><text:span text:style-name="Énfasis"><text:tab/>UD01-A04 - Prácticas Códigos <text:s text:c="10"/><text:tab/><text:tab/> <text:s/><text:tab/> <text:s text:c="21"/></text:span><text:span text:style-name="Énfasis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.C. da Silva</meta:initial-creator>
    <meta:creation-date>2017-10-16T13:23:00Z</meta:creation-date>
    <dc:date>2021-09-30T10:26:24.972000000</dc:date>
    <meta:print-date>2016-12-02T11:30:00Z</meta:print-date>
    <meta:editing-cycles>50</meta:editing-cycles>
    <meta:editing-duration>PT4H37M35S</meta:editing-duration>
    <meta:document-statistic meta:table-count="0" meta:image-count="0" meta:object-count="0" meta:page-count="1" meta:paragraph-count="17" meta:word-count="135" meta:character-count="803" meta:non-whitespace-character-count="4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C:/Users/dam122/AppData/MME/UD01/20180927%20-%20MME%20-%20UD01%20-%20Prácticas%20Binario.odt/Normal.dotm"/>
  </office:meta>
</office:document-meta>
</file>